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2.611cm"/>
    </style:style>
    <style:style style:name="co9" style:family="table-column">
      <style:table-column-properties fo:break-before="auto" style:column-width="12.85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36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0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2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10"/>
        <table:table-column table:style-name="co5" table:number-columns-repeated="1018" table:default-cell-style-name="ce10"/>
        <table:table-column table:style-name="co6" table:default-cell-style-name="ce10"/>
        <table:table-row table:style-name="ro1">
          <table:table-cell office:value-type="string">
            <text:p>Tuntikirjanpito</text:p>
          </table:table-cell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Päivä</text:p>
          </table:table-cell>
          <table:table-cell table:style-name="ce7" office:value-type="string">
            <text:p>Aloitus</text:p>
          </table:table-cell>
          <table:table-cell table:style-name="ce7" office:value-type="string">
            <text:p>Lopetus</text:p>
          </table:table-cell>
          <table:table-cell table:style-name="ce7" office:value-type="string">
            <text:p>Työmäärä (h)</text:p>
          </table:table-cell>
          <table:table-cell table:style-name="ce12" office:value-type="string">
            <text:p>Mitä tehty?</text:p>
          </table:table-cell>
          <table:table-cell table:style-name="ce12" table:number-columns-repeated="1019"/>
        </table:table-row>
        <table:table-row table:style-name="ro3">
          <table:table-cell table:style-name="ce4" office:value-type="date" office:date-value="2014-01-15">
            <text:p>15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">
            <text:p>16,0</text:p>
          </table:table-cell>
          <table:table-cell table:style-name="ce6" table:formula="of:= [.C3]-[.B3]" office:value-type="float" office:value="3">
            <text:p>3,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16">
            <text:p>16.01.2014</text:p>
          </table:table-cell>
          <table:table-cell table:style-name="ce6" office:value-type="float" office:value="13.25">
            <text:p>13,3</text:p>
          </table:table-cell>
          <table:table-cell table:style-name="ce6" office:value-type="float" office:value="15">
            <text:p>15,0</text:p>
          </table:table-cell>
          <table:table-cell table:style-name="ce6" table:formula="of:= [.C4]-[.B4]" office:value-type="float" office:value="1.75">
            <text:p>1,8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0">
            <text:p>20.01.2014</text:p>
          </table:table-cell>
          <table:table-cell table:style-name="ce6" office:value-type="float" office:value="18">
            <text:p>18,0</text:p>
          </table:table-cell>
          <table:table-cell table:style-name="ce6" office:value-type="float" office:value="20">
            <text:p>20,0</text:p>
          </table:table-cell>
          <table:table-cell table:style-name="ce6" table:formula="of:= [.C5]-[.B5]" office:value-type="float" office:value="2">
            <text:p>2,0</text:p>
          </table:table-cell>
          <table:table-cell office:value-type="string">
            <text:p>Koodauksen aloitus NetBeansiss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2">
            <text:p>22.01.2014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12.5">
            <text:p>12,5</text:p>
          </table:table-cell>
          <table:table-cell table:style-name="ce6" table:formula="of:= [.C6]-[.B6]" office:value-type="float" office:value="3">
            <text:p>3,0</text:p>
          </table:table-cell>
          <table:table-cell office:value-type="string">
            <text:p>Luokkakaavio yEDillä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22">
            <text:p>22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.5">
            <text:p>16,5</text:p>
          </table:table-cell>
          <table:table-cell table:style-name="ce6" table:formula="of:= [.C7]-[.B7]" office:value-type="float" office:value="3.5">
            <text:p>3,5</text:p>
          </table:table-cell>
          <table:table-cell office:value-type="string">
            <text:p>Lähinnä VieraslistanLukijan tekoa (Mikki Hiiri on mies!) 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3">
            <text:p>23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7.5">
            <text:p>17,5</text:p>
          </table:table-cell>
          <table:table-cell table:style-name="ce6" table:formula="of:= [.C8]-[.B8]" office:value-type="float" office:value="4.5">
            <text:p>4,5</text:p>
          </table:table-cell>
          <table:table-cell office:value-type="string">
            <text:p>Testien ja pit-kansion teko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4">
            <text:p>24.01.2014</text:p>
          </table:table-cell>
          <table:table-cell table:style-name="ce6" office:value-type="float" office:value="9">
            <text:p>9,0</text:p>
          </table:table-cell>
          <table:table-cell table:style-name="ce6" office:value-type="float" office:value="12">
            <text:p>12,0</text:p>
          </table:table-cell>
          <table:table-cell table:style-name="ce6" table:formula="of:= [.C9]-[.B9]" office:value-type="float" office:value="3">
            <text:p>3,0</text:p>
          </table:table-cell>
          <table:table-cell office:value-type="string">
            <text:p>github ongelmien selvittämisen yrityksiä noin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28">
            <text:p>28.01.2014</text:p>
          </table:table-cell>
          <table:table-cell table:style-name="ce6" office:value-type="float" office:value="15">
            <text:p>15,0</text:p>
          </table:table-cell>
          <table:table-cell table:style-name="ce6" office:value-type="float" office:value="17">
            <text:p>17,0</text:p>
          </table:table-cell>
          <table:table-cell table:style-name="ce6" table:formula="of:= [.C10]-[.B10]" office:value-type="float" office:value="2">
            <text:p>2,0</text:p>
          </table:table-cell>
          <table:table-cell office:value-type="string">
            <text:p>Koodin jatkamist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9">
            <text:p>29.01.2014</text:p>
          </table:table-cell>
          <table:table-cell table:style-name="ce6" office:value-type="float" office:value="12">
            <text:p>12,0</text:p>
          </table:table-cell>
          <table:table-cell table:style-name="ce6" office:value-type="float" office:value="16">
            <text:p>16,0</text:p>
          </table:table-cell>
          <table:table-cell table:style-name="ce6" table:formula="of:= [.C11]-[.B11]" office:value-type="float" office:value="4">
            <text:p>4,0</text:p>
          </table:table-cell>
          <table:table-cell office:value-type="string">
            <text:p>Git-ongelman ratkaiseminen ja logiikan koodin jatkoa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30">
            <text:p>30.01.2014</text:p>
          </table:table-cell>
          <table:table-cell table:style-name="ce6" office:value-type="float" office:value="12.8">
            <text:p>12,8</text:p>
          </table:table-cell>
          <table:table-cell table:style-name="ce6" office:value-type="float" office:value="17">
            <text:p>17,0</text:p>
          </table:table-cell>
          <table:table-cell table:style-name="ce6" table:formula="of:= [.C12]-[.B12]" office:value-type="float" office:value="4.2">
            <text:p>4,2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3]-[.B1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4]-[.B1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5]-[.B1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6]-[.B1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7]-[.B1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8]-[.B1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9]-[.B1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0]-[.B2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1]-[.B2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2]-[.B2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3]-[.B2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4]-[.B2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5]-[.B2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6]-[.B2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7]-[.B2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8]-[.B2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9]-[.B2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0]-[.B3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1]-[.B3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2]-[.B3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3]-[.B3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5" office:value-type="string" table:number-columns-spanned="3" table:number-rows-spanned="1">
            <text:p>Kokonaistyöaika</text:p>
          </table:table-cell>
          <table:covered-table-cell table:number-columns-repeated="2" table:style-name="ce8"/>
          <table:table-cell table:style-name="ce8" table:formula="of:= SUM([.D3:.D33])" office:value-type="float" office:value="30.95">
            <text:p>31,0</text:p>
          </table:table-cell>
          <table:table-cell table:style-name="ce13" office:value-type="string">
            <text:p>h</text:p>
          </table:table-cell>
          <table:table-cell table:number-columns-repeated="1019"/>
        </table:table-row>
        <table:table-row table:style-name="ro1" table:number-rows-repeated="6">
          <table:table-cell table:style-name="ce4"/>
          <table:table-cell table:number-columns-repeated="1023"/>
        </table:table-row>
        <table:table-row table:style-name="ro5" table:number-rows-repeated="1048516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10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109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currency-style style:name="N5108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okiniemi M</meta:initial-creator>
    <dc:creator>Jokiniemi M</dc:creator>
    <meta:creation-date>2014-01-16T14:32:35Z</meta:creation-date>
    <dc:date>2014-01-30T12:56:58</dc:date>
    <meta:editing-cycles>7</meta:editing-cycles>
    <meta:editing-duration>PT6M10S</meta:editing-duration>
    <meta:document-statistic meta:table-count="3" meta:cell-count="121" meta:object-count="0"/>
  </office:meta>
</office:document-meta>
</file>